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January 11, 2023 (12: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do…while Loops – Warm-up<text:bookmark-end text:name="implementing-dowhile-loops-warm-up"/></text:h>
      <text:p text:style-name="First_20_paragraph">In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do…while Loops<text:bookmark-end text:name="user-input-validation-using-dowhile-loops"/></text:h>
      <text:p text:style-name="First_20_paragraph">In the next problem, implement a program combining a <text:span text:style-name="KeywordTok">do</text:span><text:span text:style-name="OperatorTok">-</text:span><text:span text:style-name="KeywordTok">while</text:span> loop with user input to achieve the following behavior:</text:p>
      <text:list text:style-name="L3">
        <text:list-item>
          <text:p text:style-name="P4">Ask user to enter an integer in the range 0 – 100 (including 0 and 100).</text:p>
        </text:list-item>
        <text:list-item>
          <text:p text:style-name="P4">If the value provided by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put.</text:p>
      <text:p text:style-name="P8"/>
      <text:p text:style-name="P9">Enter an integer between 0 and 100:</text:p>
      <text:p text:style-name="P10">-̲2̲0̲↵</text:p>
      <text:p text:style-name="P11">Sorry, that is not a valid input.</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invalid)</text:p>
            </text:list-item>
            <text:list-item>
              <text:p text:style-name="P31">floating point input, e.g., “12.5” (invalid)</text:p>
            </text:list-item>
            <text:list-item>
              <text:p text:style-name="P31">negative integer, e.g., “-12” (valid)</text:p>
            </text:list-item>
            <text:list-item>
              <text:p text:style-name="P31">positive integer, e.g., “10” (valid)</text:p>
            </text:list-item>
            <text:list-item>
              <text:p text:style-name="P31">number 0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to complete with a program, and must figure out the answer yourself, without much guidance. This is very similar to the type of questions you may face during exams:</text:p>
      <text:p text:style-name="P32">Write a program that asks the user to enter a temperature in degrees Fahrenheit. If the user enters something that is not a number, or is outside the “sensible” range of -20 to 120 degrees (both included), your program should ask for the temperature again, an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4Z</meta:creation-date>
    <dc:date>2023-01-11T17:01:04Z</dc:date>
    <meta:user-defined meta:name="date" meta:value-type="string">January  11, 2023 (12: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